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18pt" officeooo:rsid="001b07db" officeooo:paragraph-rsid="001b07db" style:font-size-asian="18pt" style:font-size-complex="18pt"/>
    </style:style>
    <style:style style:name="P2" style:family="paragraph" style:parent-style-name="Standard">
      <style:paragraph-properties fo:text-align="start" style:justify-single-word="false"/>
      <style:text-properties fo:color="#000000" fo:font-size="12pt" fo:font-weight="bold" officeooo:rsid="001b07db" officeooo:paragraph-rsid="001b07db" style:font-size-asian="10.5pt" style:font-weight-asian="bold" style:font-size-complex="12pt" style:font-weight-complex="bold"/>
    </style:style>
    <style:style style:name="P3" style:family="paragraph" style:parent-style-name="Standard">
      <style:paragraph-properties fo:text-align="start" style:justify-single-word="false"/>
      <style:text-properties fo:color="#000000" fo:font-size="12pt" fo:font-weight="bold" officeooo:rsid="001d2b9a" officeooo:paragraph-rsid="001d2b9a" style:font-size-asian="10.5pt" style:font-weight-asian="bold" style:font-size-complex="12pt" style:font-weight-complex="bold"/>
    </style:style>
    <style:style style:name="P4" style:family="paragraph" style:parent-style-name="Standard">
      <style:paragraph-properties fo:text-align="start" style:justify-single-word="false"/>
      <style:text-properties fo:color="#000000" fo:font-size="12pt" fo:font-weight="bold" officeooo:rsid="001e5e56" officeooo:paragraph-rsid="001d2b9a" style:font-size-asian="10.5pt" style:font-weight-asian="bold" style:font-size-complex="12pt" style:font-weight-complex="bold"/>
    </style:style>
    <style:style style:name="P5" style:family="paragraph" style:parent-style-name="Standard">
      <style:paragraph-properties fo:text-align="start" style:justify-single-word="false"/>
      <style:text-properties fo:color="#000000" fo:font-size="12pt" fo:font-weight="bold" officeooo:rsid="001e5e56" officeooo:paragraph-rsid="001e5e56" style:font-size-asian="10.5pt" style:font-weight-asian="bold" style:font-size-complex="12pt" style:font-weight-complex="bold"/>
    </style:style>
    <style:style style:name="P6" style:family="paragraph" style:parent-style-name="Standard">
      <style:paragraph-properties fo:text-align="start" style:justify-single-word="false"/>
      <style:text-properties fo:color="#000000" fo:font-size="12pt" fo:font-weight="bold" officeooo:rsid="00209849" officeooo:paragraph-rsid="00209849" style:font-size-asian="10.5pt" style:font-weight-asian="bold" style:font-size-complex="12pt" style:font-weight-complex="bold"/>
    </style:style>
    <style:style style:name="P7" style:family="paragraph" style:parent-style-name="Standard">
      <style:paragraph-properties fo:text-align="start" style:justify-single-word="false"/>
      <style:text-properties fo:color="#000000" fo:font-size="12pt" fo:font-weight="normal" officeooo:rsid="001b07db" officeooo:paragraph-rsid="001b07db"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fo:font-size="14pt" fo:font-weight="bold" officeooo:rsid="001b07db" officeooo:paragraph-rsid="001b07db"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000000" fo:font-size="14pt" fo:font-weight="bold" officeooo:rsid="001b07db" officeooo:paragraph-rsid="001d2b9a" style:font-size-asian="14pt" style:font-weight-asian="bold" style:font-size-complex="14pt" style:font-weight-complex="bold"/>
    </style:style>
    <style:style style:name="P10" style:family="paragraph" style:parent-style-name="Standard">
      <style:paragraph-properties fo:text-align="start" style:justify-single-word="false"/>
      <style:text-properties fo:color="#000000" fo:font-size="14pt" fo:font-weight="bold" officeooo:rsid="001ba5ff" officeooo:paragraph-rsid="001ba5ff"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000000" fo:font-size="14pt" fo:font-weight="bold" officeooo:rsid="001d2b9a" officeooo:paragraph-rsid="001d2b9a"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000000" fo:font-size="14pt" fo:font-weight="bold" officeooo:rsid="00209849" officeooo:paragraph-rsid="00209849" style:font-size-asian="12.25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eeee3" style:font-weight-asian="normal" style:font-weight-complex="normal"/>
    </style:style>
    <style:style style:name="T3" style:family="text">
      <style:text-properties fo:font-size="12pt" style:font-size-asian="10.5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1ba5ff" style:font-size-asian="12pt" style:font-weight-asian="normal" style:font-size-complex="12pt" style:font-weight-complex="normal"/>
    </style:style>
    <style:style style:name="T6" style:family="text">
      <style:text-properties fo:font-size="12pt" fo:font-weight="normal" officeooo:rsid="001d2b9a"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u projet de C++</text:p>
      <text:p text:style-name="P1">Laby</text:p>
      <text:p text:style-name="P1"/>
      <text:p text:style-name="P1"/>
      <text:p text:style-name="P8">Introduction :</text:p>
      <text:p text:style-name="P2"/>
      <text:p text:style-name="P2"><text:tab/><text:span text:style-name="T1">Le but de ce projet était de programmer un petit jeu vidéo en c++ avec, comme contrainte, d’utiliser un code déjà fournit et de nous adapter à celui-ci. Ce projet nous permet d’appréhender les concepts avancé du c++.</text:span></text:p>
      <text:p text:style-name="P2"><text:span text:style-name="T1"/></text:p>
      <text:p text:style-name="P8">I. Parser :</text:p>
      <text:p text:style-name="P10"/>
      <text:p text:style-name="P7">guigui</text:p>
      <text:p text:style-name="P8"/>
      <text:p text:style-name="P8">II. Intelligence artificielle des gardes :</text:p>
      <text:p text:style-name="P8"/>
      <text:p text:style-name="P9"><text:tab/><text:span text:style-name="T4">L’intelligence artificielle des gardes est principalement basé sur une machine à états. Les gardes transite d’un état à l’autre lorsque une modification de l’environnement à lieu. </text:span><text:span text:style-name="T5">La machine compte un total de 5 états, Patrol – Attack – Defense – Pursuit – Dead. </text:span></text:p>
      <text:p text:style-name="P9"><text:span text:style-name="T5">L’état Patrol correspond à l’état par défaut des gardes. Dans cette état, il se déplace avec une marche aléatoire. Le garde tire un nombre aléatoire entre 60 et 300. </text:span><text:span text:style-name="T6">Ce nombre correspond au temps pendant lequel le garde va garder la direction de déplacement actuelle. Ce temps est exprimé en nombre de rafraîchissement d’image. Sachant que l’image est rafraîchit 60 fois par secondes, le nombre aléatoire est donc compris entre 1 secondes et 5 secondes.</text:span></text:p>
      <text:p text:style-name="P11"><text:span text:style-name="T4">Le gardes tire aléatoirement une nouvelle direction de déplacement toutes les 1 à 5 secondes. Si le gardes voit le chasseur en mode Patrol, il passe dans l’état Attack.</text:span></text:p>
      <text:p text:style-name="P11"><text:span text:style-name="T4"/></text:p>
      <text:p text:style-name="P11"><text:span text:style-name="T4">Le mode Attack correspond au mode offensif des gardes. Dans ce mode, le garde cherche a se rapprocher le plus possible du chasseur tout en lui tirant des boules de feu. Si le gardien perd de vu le chasseur, celui-ci va alors entrer en mode Pursuit.</text:span></text:p>
      <text:p text:style-name="P11"><text:span text:style-name="T4"/></text:p>
      <text:p text:style-name="P11"><text:span text:style-name="T4">Dans le mode Pursuit, le gardien va chercher à rejoindre la dernière position connu du chasseur. Il lance alors un algorithme de recherche du plus court chemin entre sa position et la dernière du chasseur. L’algorithme de plus court chemin implémenté dans ce projet est a* en considérant chaque case du labyrinthe comme un nœud d’un graphe. L’heuristique utilisé est la distance euclidienne entre deux point.</text:span></text:p>
      <text:p text:style-name="P11"><text:span text:style-name="T4">A l’entré dans le mode Pursuit, un premier a* est lancé pour trouvé un chemin entre le chasseur et le gardiens. Les seuls obstacles considéré sont les murs et les caisses. En effet, les autres gardiens du labyrinthe se déplaçant, ceux-ci ne seront probablement plus des obstacles sur le chemin lorsque le gardiens considéré exécutera le suivie du chemin.</text:span></text:p>
      <text:p text:style-name="P11"><text:span text:style-name="T4">En revanche, lorsque le gardiens exécute le parcours du chemin, de nouveau gardiens sont peut être venu se placer sur une des cases constituant le chemin, il est alors nécessaire de relancer un a* en considérant ce gardien comme un obstacle. </text:span></text:p>
      <text:p text:style-name="P3"><text:span text:style-name="T1">On recommence ce processus jusqu’à ce que la gardiens arrive à destination sans avoir vu le chasseur. Dans ce cas, il retourne dans l’état précédent l’état Attack qui pouvait être soit Defense soit Patrol. <text:s/>Si le gardien revoit le chasseur pendant l’exécution du chemin, il repasse dans l ‘état Attack. </text:span></text:p>
      <text:p text:style-name="P3"><text:span text:style-name="T1"/></text:p>
      <text:p text:style-name="P4"><text:span text:style-name="T1"/></text:p>
      <text:p text:style-name="P5"><text:soft-page-break/><text:span text:style-name="T1">L’état Defense corresponds à l’état dans lequel le gardien cherche à se rapprocher du trésor pour le défendre. La gestion de la proportion du nombre de gardiens entre l’état Defense ou Attack est géré par une intelligence collective. Lorsqu’un gardien est en mode défense, il utilise une représentation du labyrinthe calculer durant la phase de parsing. Cette représentation indique pour chaque case sa distance au trésor. Ainsi un gardien voulant se rapprocher du trésor n’aura qu’a choisir la case ayant la valeur minimal autour de sa case actuelle et se placer sur celle-ci. <text:s/>Pour éviter que le chasseur ne devine qu’un gardien est en mode Defense et le suive pour rejoindre le trésor, ceux-ci adopte un comportement de marche aléatoire </text:span><text:span text:style-name="T2">selon une certaine probabilité. Le chasseur aura ainsi plus de mal déterminé quels sont les gardiens en mode défense. </text:span></text:p>
      <text:p text:style-name="P2"><text:span text:style-name="T1"/></text:p>
      <text:p text:style-name="P6"><text:span text:style-name="T1">L’état Dead corresponds à l’état de la mort pour les gardiens. Cette état peut être atteint par tous les autres état de la machine. Lorsque le gardien voit son nombre de pv réduit à zéro, celui-ci transite dans l’état Dead. Son animation qui consiste à le faire tomber au sol est jouer ainsi que le son de mort du gardien. </text:span></text:p>
      <text:p text:style-name="P6"><text:span text:style-name="T1"/></text:p>
      <text:p text:style-name="P12">III, Bonus</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8T16:07:17.897288866</meta:creation-date>
    <dc:date>2020-04-18T17:00:58.277518473</dc:date>
    <meta:editing-duration>PT6M28S</meta:editing-duration>
    <meta:editing-cycles>3</meta:editing-cycles>
    <meta:generator>LibreOffice/6.0.7.3$Linux_X86_64 LibreOffice_project/00m0$Build-3</meta:generator>
    <meta:document-statistic meta:table-count="0" meta:image-count="0" meta:object-count="0" meta:page-count="2" meta:paragraph-count="18" meta:word-count="662" meta:character-count="3949" meta:non-whitespace-character-count="3292"/>
  </office:meta>
</office:document-meta>
</file>